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866in"/>
    </style:style>
    <style:style style:name="co2" style:family="table-column">
      <style:table-column-properties fo:break-before="auto" style:column-width="2.5866in"/>
    </style:style>
    <style:style style:name="co3" style:family="table-column">
      <style:table-column-properties fo:break-before="auto" style:column-width="0.574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1.0744in"/>
    </style:style>
    <style:style style:name="co6" style:family="table-column">
      <style:table-column-properties fo:break-before="auto" style:column-width="1.2492in"/>
    </style:style>
    <style:style style:name="co7" style:family="table-column">
      <style:table-column-properties fo:break-before="auto" style:column-width="1.1492in"/>
    </style:style>
    <style:style style:name="co8" style:family="table-column">
      <style:table-column-properties fo:break-before="auto" style:column-width="1.0866in"/>
    </style:style>
    <style:style style:name="co9" style:family="table-column">
      <style:table-column-properties fo:break-before="auto" style:column-width="1.7744in"/>
    </style:style>
    <style:style style:name="co10" style:family="table-column">
      <style:table-column-properties fo:break-before="auto" style:column-width="0.4366in"/>
    </style:style>
    <style:style style:name="co11" style:family="table-column">
      <style:table-column-properties fo:break-before="auto" style:column-width="0.7366in"/>
    </style:style>
    <style:style style:name="co12" style:family="table-column">
      <style:table-column-properties fo:break-before="auto" style:column-width="1.0492in"/>
    </style:style>
    <style:style style:name="co13" style:family="table-column">
      <style:table-column-properties fo:break-before="auto" style:column-width="1.3744in"/>
    </style:style>
    <style:style style:name="co14" style:family="table-column">
      <style:table-column-properties fo:break-before="auto" style:column-width="0.7866in"/>
    </style:style>
    <style:style style:name="co15" style:family="table-column">
      <style:table-column-properties fo:break-before="auto" style:column-width="1.6366in"/>
    </style:style>
    <style:style style:name="co16" style:family="table-column">
      <style:table-column-properties fo:break-before="auto" style:column-width="1.5244in"/>
    </style:style>
    <style:style style:name="co17" style:family="table-column">
      <style:table-column-properties fo:break-before="auto" style:column-width="1.4492in"/>
    </style:style>
    <style:style style:name="co18" style:family="table-column">
      <style:table-column-properties fo:break-before="auto" style:column-width="1.3244in"/>
    </style:style>
    <style:style style:name="co19" style:family="table-column">
      <style:table-column-properties fo:break-before="auto" style:column-width="2.7866in"/>
    </style:style>
    <style:style style:name="co20" style:family="table-column">
      <style:table-column-properties fo:break-before="auto" style:column-width="1.4244in"/>
    </style:style>
    <style:style style:name="co21" style:family="table-column">
      <style:table-column-properties fo:break-before="auto" style:column-width="1.4618in"/>
    </style:style>
    <style:style style:name="co22" style:family="table-column">
      <style:table-column-properties fo:break-before="auto" style:column-width="0.6744in"/>
    </style:style>
    <style:style style:name="co23" style:family="table-column">
      <style:table-column-properties fo:break-before="auto" style:column-width="1.1866in"/>
    </style:style>
    <style:style style:name="co24" style:family="table-column">
      <style:table-column-properties fo:break-before="auto" style:column-width="2.3366in"/>
    </style:style>
    <style:style style:name="co25" style:family="table-column">
      <style:table-column-properties fo:break-before="auto" style:column-width="1.8866in"/>
    </style:style>
    <style:style style:name="co26" style:family="table-column">
      <style:table-column-properties fo:break-before="auto" style:column-width="1.6992in"/>
    </style:style>
    <style:style style:name="co27" style:family="table-column">
      <style:table-column-properties fo:break-before="auto" style:column-width="2.0744in"/>
    </style:style>
    <style:style style:name="co28" style:family="table-column">
      <style:table-column-properties fo:break-before="auto" style:column-width="1.1366in"/>
    </style:style>
    <style:style style:name="co29" style:family="table-column">
      <style:table-column-properties fo:break-before="auto" style:column-width="1.0118in"/>
    </style:style>
    <style:style style:name="co30" style:family="table-column">
      <style:table-column-properties fo:break-before="auto" style:column-width="0.8744in"/>
    </style:style>
    <style:style style:name="co31" style:family="table-column">
      <style:table-column-properties fo:break-before="auto" style:column-width="1.3618in"/>
    </style:style>
    <style:style style:name="co32" style:family="table-column">
      <style:table-column-properties fo:break-before="auto" style:column-width="1.4866in"/>
    </style:style>
    <style:style style:name="co33" style:family="table-column">
      <style:table-column-properties fo:break-before="auto" style:column-width="0.9366in"/>
    </style:style>
    <style:style style:name="co34" style:family="table-column">
      <style:table-column-properties fo:break-before="auto" style:column-width="1.1244in"/>
    </style:style>
    <style:style style:name="co35" style:family="table-column">
      <style:table-column-properties fo:break-before="auto" style:column-width="1.0366in"/>
    </style:style>
    <style:style style:name="co36" style:family="table-column">
      <style:table-column-properties fo:break-before="auto" style:column-width="0.9244in"/>
    </style:style>
    <style:style style:name="co37" style:family="table-column">
      <style:table-column-properties fo:break-before="auto" style:column-width="0.9492in"/>
    </style:style>
    <style:style style:name="co38" style:family="table-column">
      <style:table-column-properties fo:break-before="auto" style:column-width="0.6992in"/>
    </style:style>
    <style:style style:name="co39" style:family="table-column">
      <style:table-column-properties fo:break-before="auto" style:column-width="1.2992in"/>
    </style:style>
    <style:style style:name="co40" style:family="table-column">
      <style:table-column-properties fo:break-before="auto" style:column-width="0.9598in"/>
    </style:style>
    <style:style style:name="co41" style:family="table-column">
      <style:table-column-properties fo:break-before="auto" style:column-width="1.4118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Inventarios-Servicios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c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f00" style:diagonal-bl-tr="none" style:diagonal-tl-br="none" fo:border="none" fo:padding="0.028in" style:rotation-align="none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>
      <style:table-cell-properties fo:background-color="#ffff00" fo:padding="0.028in"/>
    </style:style>
    <style:style style:name="ce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2.2201in" fo:min-width="1.7815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2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3559in" fo:min-width="1.0311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3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626in" fo:min-width="1.0776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4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574in" fo:min-width="1.0035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5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0744in" fo:min-width="1.2776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6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6161in" fo:min-width="1.4031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7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272in" fo:min-width="4.4638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8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3.1575in" fo:min-width="2.5654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9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2.522in" fo:min-width="1.7909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10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2.4594in" fo:min-width="2.0906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11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2.1988in" fo:min-width="2.2402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12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7618in" fo:min-width="4.0268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13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2.4075in" fo:min-width="3.202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14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8343in" fo:min-width="1.2398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15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1996in" fo:min-width="1.6028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16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2.0118in" fo:min-width="1.2661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17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5122in" fo:min-width="1.6028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18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1575in" fo:min-width="1.3154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19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7929in" fo:min-width="1.2661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20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2933in" fo:min-width="1.0917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21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1157in" fo:min-width="1.2909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22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574in" fo:min-width="1.0039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23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272in" fo:min-width="1.6035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24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8449in" fo:min-width="1.0677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25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7303in" fo:min-width="1.1177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26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1157in" fo:min-width="1.4933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27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2.7516in" fo:min-width="3.2535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28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3453in" fo:min-width="1.6031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29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3346in" fo:min-width="1.6035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30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2516in" fo:min-width="1.6035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31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3.6476in" fo:min-width="1.7035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32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7205in" fo:min-width="1.6063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33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7205in" fo:min-width="1.3937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34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4598in" fo:min-width="1.6055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35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4283in" fo:min-width="1.2295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36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0953in" fo:min-width="1.6035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37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7205in" fo:min-width="2.7287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38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2.928in" fo:min-width="2.1165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39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2.4701in" fo:min-width="2.0669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40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2.9705in" fo:min-width="2.8406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41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2.522in" fo:min-width="3.5764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42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2.6157in" fo:min-width="2.2902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43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3.1055in" fo:min-width="2.5402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44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3.585in" fo:min-width="2.3902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45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3.4075in" fo:min-width="3.9031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46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3.3764in" fo:min-width="2.8024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47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2201in" fo:min-width="1.6039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48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2307in" fo:min-width="1.6035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49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5846in" fo:min-width="1.6047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50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3134in" fo:min-width="1.6028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51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2827in" fo:min-width="1.6031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52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4079in" fo:min-width="1.6031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53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3559in" fo:min-width="1.602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54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272in" fo:min-width="1.602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55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6685in" fo:min-width="1.6028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56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4803in" fo:min-width="1.6031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57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1996in" fo:min-width="1.6031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58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6685in" fo:min-width="1.602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59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3764in" fo:min-width="1.6016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60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6055in" fo:min-width="1.6028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61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3346in" fo:min-width="1.6024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62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5642in" fo:min-width="1.602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63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3764in" fo:min-width="1.6028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64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5429in" fo:min-width="1.6028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65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5323in" fo:min-width="1.602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66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5953in" fo:min-width="1.6016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67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439in" fo:min-width="1.6024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68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5016in" fo:min-width="1.602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69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7303in" fo:min-width="1.602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70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835in" fo:min-width="1.602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71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137in" fo:min-width="1.6028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72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522in" fo:min-width="1.6024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73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2409in" fo:min-width="1.6016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74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2307in" fo:min-width="1.6028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75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4697in" fo:min-width="1.6039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76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7205in" fo:min-width="1.5878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77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9181in" fo:min-width="1.548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78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7205in" fo:min-width="1.5315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79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0.7205in" fo:min-width="1.5311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80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0638in" fo:min-width="1.5315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81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522in" fo:min-width="1.5311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gr82" style:family="graphic" style:parent-style-name="Note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fo:min-height="1.8768in" fo:min-width="1.5315in" fo:padding-top="0.022in" fo:padding-bottom="0.022in" fo:padding-left="0.022in" fo:padding-right="0.022in" fo:wrap-option="wrap" draw:shadow-offset-x="0.0394in" draw:shadow-offset-y="0.0394in" draw:shadow-color="#000000" loext:decorative="false"/>
      <style:paragraph-properties style:writing-mode="lr-tb" fo:text-align="start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solid" draw:fill-color="#ffffe1"/>
      <style:paragraph-properties fo:text-align="start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ventarios-Servicio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4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7" table:default-cell-style-name="ce3"/>
        <table:table-column table:style-name="co9" table:default-cell-style-name="ce3"/>
        <table:table-column table:style-name="co28" table:default-cell-style-name="ce3"/>
        <table:table-column table:style-name="co5" table:default-cell-style-name="ce3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26" table:default-cell-style-name="ce3"/>
        <table:table-column table:style-name="co32" table:default-cell-style-name="ce3"/>
        <table:table-column table:style-name="co33" table:default-cell-style-name="ce3"/>
        <table:table-column table:style-name="co34" table:default-cell-style-name="ce3"/>
        <table:table-column table:style-name="co35" table:default-cell-style-name="ce3"/>
        <table:table-column table:style-name="co36" table:default-cell-style-name="ce3"/>
        <table:table-column table:style-name="co29" table:number-columns-repeated="2" table:default-cell-style-name="ce3"/>
        <table:table-column table:style-name="co34" table:default-cell-style-name="ce3"/>
        <table:table-column table:style-name="co37" table:default-cell-style-name="ce3"/>
        <table:table-column table:style-name="co38" table:number-columns-repeated="5" table:default-cell-style-name="ce3"/>
        <table:table-column table:style-name="co14" table:number-columns-repeated="21" table:default-cell-style-name="ce3"/>
        <table:table-column table:style-name="co39" table:default-cell-style-name="ce3"/>
        <table:table-column table:style-name="co40" table:number-columns-repeated="14" table:default-cell-style-name="Default"/>
        <table:table-column table:style-name="co41" table:default-cell-style-name="ce3"/>
        <table:table-column table:style-name="co40" table:number-columns-repeated="16296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1.9783in" svg:height="2.3224in" svg:x="1.1862in" svg:y="0.0213in" draw:caption-point-x="-0.2035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Escriba un código único para el producto o servicio que desea crear <text:s/>" Este campo es alfanúmerico puede incluir o solo números o solo letras o números y letras". Es decir el código no se puede repetir y se recomienda que sea ingresado en orden consecutivo. ( Campo requerido )</text:span></text:p>
            </office:annotation>
            <text:p>Código</text:p>
          </table:table-cell>
          <table:table-cell table:style-name="ce1" office:value-type="string" calcext:value-type="string">
            <office:annotation draw:style-name="gr2" draw:text-style-name="P2" svg:width="1.228in" svg:height="1.4583in" svg:x="2.1866in" svg:y="0.0213in" draw:caption-point-x="1.3831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Escriba un nombre o descripción para el producto o servicio. ( Campo requerido )</text:span></text:p>
            </office:annotation>
            <text:p>Descripción</text:p>
          </table:table-cell>
          <table:table-cell table:style-name="ce1" office:value-type="string" calcext:value-type="string">
            <office:annotation draw:style-name="gr3" draw:text-style-name="P2" svg:width="1.2744in" svg:height="1.7283in" svg:x="3.187in" svg:y="0.0213in" draw:caption-point-x="0.9571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Incluya -1 si el producto esta activo para que se muestre en los documentos o 0 (cero) si no lo esta. (Campo requerido ).</text:span></text:p>
            </office:annotation>
            <text:p>Activo</text:p>
          </table:table-cell>
          <table:table-cell table:style-name="ce1" office:value-type="string" calcext:value-type="string">
            <office:annotation draw:style-name="gr4" draw:text-style-name="P2" svg:width="1.2004in" svg:height="1.6764in" svg:x="4.1854in" svg:y="0.0213in" draw:caption-point-x="1.0579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Escriba un valor numérico para especificar el punto máximo permitido de existencias. ( Campo requerido ).</text:span></text:p>
            </office:annotation>
            <text:p>Exis. Máxima</text:p>
          </table:table-cell>
          <table:table-cell table:style-name="ce1" office:value-type="string" calcext:value-type="string">
            <office:annotation draw:style-name="gr5" draw:text-style-name="P2" svg:width="1.4744in" svg:height="1.1768in" svg:x="5.185in" svg:y="0.0213in" draw:caption-point-x="1.1327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Escriba un valor numérico para especificar el punto mínimo permitido de existencias. ( Campo <text:s/>requerido ).</text:span></text:p>
            </office:annotation>
            <text:p>Exis. Mínima</text:p>
          </table:table-cell>
          <table:table-cell table:style-name="ce1" office:value-type="string" calcext:value-type="string">
            <office:annotation draw:style-name="gr6" draw:text-style-name="P2" svg:width="1.6in" svg:height="1.7185in" svg:x="6.1843in" svg:y="0.0213in" draw:caption-point-x="1.3827in" draw:caption-point-y="-0.0173in">
              <dc:creator>Unknown Author</dc:creator>
              <dc:date>2025-09-30T20:35:00</dc:date>
              <text:p text:style-name="P1"><text:span text:style-name="T1">Worl Office:</text:span></text:p>
              <text:p text:style-name="P1"><text:span text:style-name="T2">Incluya un valor numérico que indique las existencias en las cuales deben realizar los pedidos del producto o materia prima. ( Campo requerido ).</text:span></text:p>
            </office:annotation>
            <text:p>Punto Reorden</text:p>
          </table:table-cell>
          <table:table-cell table:style-name="ce1" office:value-type="string" calcext:value-type="string">
            <office:annotation draw:style-name="gr7" draw:text-style-name="P2" svg:width="4.6606in" svg:height="1.3744in" svg:x="7.1843in" svg:y="0.0213in" draw:caption-point-x="1.5319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Incluya el código de la unidad de medida de cada producto Igual a como esta creado en World Office por la ruta Panel principal - Tablas auxiliares - Inventarios - Unidades de Medida - columna Unidad Medida. Campo requerido .</text:span></text:p>
            </office:annotation>
            <text:p>Unid. Medida</text:p>
          </table:table-cell>
          <table:table-cell table:style-name="ce1" office:value-type="string" calcext:value-type="string">
            <office:annotation draw:style-name="gr8" draw:text-style-name="P2" svg:width="2.7622in" svg:height="3.2598in" svg:x="8.1827in" svg:y="0.0213in" draw:caption-point-x="1.6205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Coloque el precio de venta para la lista correspondiente, solo si utiliza el sistema de precios de World office llamada lista de precios., Si no utiliza lista de precios diligencie 0 (cero) . ( Campo requerido ).Tenga en cuenta que si el valor lleva decimales este va separado con coma (,) .</text:span></text:p>
            </office:annotation>
            <text:p>Precio 1</text:p>
          </table:table-cell>
          <table:table-cell table:style-name="ce1" office:value-type="string" calcext:value-type="string">
            <office:annotation draw:style-name="gr9" draw:text-style-name="P2" svg:width="1.9878in" svg:height="2.6244in" svg:x="9.1819in" svg:y="0.0213in" draw:caption-point-x="1.7079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Coloque el precio de venta para la lista correspondiente, solo si utiliza el sistema de precios de World office llamada lista de precios., Si no utiliza lista de precios diligencie 0 (cero) . ( Campo requerido ).Tenga en cuenta que si el valor lleva decimales este va separado con coma (,) .</text:span></text:p>
            </office:annotation>
            <text:p>Precio 2</text:p>
          </table:table-cell>
          <table:table-cell table:style-name="ce1" office:value-type="string" calcext:value-type="string">
            <office:annotation draw:style-name="gr10" draw:text-style-name="P2" svg:width="2.2874in" svg:height="2.5618in" svg:x="10.1815in" svg:y="0.0213in" draw:caption-point-x="1.7953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Coloque el precio de venta para la lista correspondiente, solo si utiliza el sistema de precios de World office llamada lista de precios., Si no utiliza lista de precios diligencie 0 (cero) . ( Campo requerido ).Tenga en cuenta que si el valor lleva decimales este va separado con coma (,) .</text:span></text:p>
            </office:annotation>
            <text:p>Precio 3</text:p>
          </table:table-cell>
          <table:table-cell table:style-name="ce1" office:value-type="string" calcext:value-type="string">
            <office:annotation draw:style-name="gr11" draw:text-style-name="P2" svg:width="2.437in" svg:height="2.3012in" svg:x="11.1815in" svg:y="0.0213in" draw:caption-point-x="1.8819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Coloque el precio de venta para la lista correspondiente, solo si utiliza el sistema de precios de World office llamada lista de precios., Si no utiliza lista de precios diligencie 0 (cero) . ( Campo requerido ).Tenga en cuenta que si el valor lleva decimales este va separado con coma (,) .</text:span></text:p>
            </office:annotation>
            <text:p>Precio 4</text:p>
          </table:table-cell>
          <table:table-cell table:style-name="ce1" office:value-type="string" calcext:value-type="string">
            <office:annotation draw:style-name="gr12" draw:text-style-name="P2" svg:width="4.2236in" svg:height="1.8642in" svg:x="12.1799in" svg:y="0.0213in" draw:caption-point-x="2.6579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Incluya el nombre del Grupo Uno de inventarios Igual a como esta creado en World Office por la ruta Panel principal - Tablas auxiliares - Inventarios - Grupo Uno - columna Descripción. Ejm: <text:s/>Línea, Marca, etc . Campo Requerido.</text:span></text:p>
            </office:annotation>
            <text:p>Grupo Uno</text:p>
          </table:table-cell>
          <table:table-cell table:style-name="ce1" office:value-type="string" calcext:value-type="string">
            <office:annotation draw:style-name="gr13" draw:text-style-name="P2" svg:width="3.3988in" svg:height="2.5098in" svg:x="13.1799in" svg:y="0.0213in" draw:caption-point-x="2.0945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Incluya el porcentaje de Iva del item que se esta creando, si no esta gravado escriba 0 (cero) . " Ejm. para 19% se incluye 0,19 <text:s text:c="2"/>, para 5% se incluye 0,05 <text:s/>..se debe incluir <text:s/>(comas y no puntos ) <text:s/>. Etc. " Campo requerido.</text:span></text:p>
            </office:annotation>
            <text:p>Iva </text:p>
          </table:table-cell>
          <table:table-cell table:style-name="ce1" office:value-type="string" calcext:value-type="string">
            <office:annotation draw:style-name="gr14" draw:text-style-name="P2" svg:width="1.4366in" svg:height="1.9366in" svg:x="14.1799in" svg:y="0.0213in" draw:caption-point-x="1.8315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Escriba el tipo de IVA entre: <text:s/>Gravado, Exento, Excluido, AIU Gravado,AIU No Gravado, No Gravados . ( Campo requerido ).</text:span></text:p>
            </office:annotation>
            <text:p>Tipo Iva</text:p>
          </table:table-cell>
          <table:table-cell table:style-name="ce1" office:value-type="string" calcext:value-type="string">
            <office:annotation draw:style-name="gr15" draw:text-style-name="P2" svg:width="1.7996in" svg:height="1.302in" svg:x="15.1787in" svg:y="0.0213in" draw:caption-point-x="1.8819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Clasificación del Concepto de Inventario tal como esta creada en World Office . Ejem: Producto , Servicio , Gasto, Activo Fijo , etc . (Campo requerido).</text:span></text:p>
            </office:annotation>
            <text:p>Clasificación</text:p>
          </table:table-cell>
          <table:table-cell table:style-name="ce1" office:value-type="string" calcext:value-type="string">
            <office:annotation draw:style-name="gr16" draw:text-style-name="P2" svg:width="1.463in" svg:height="2.1142in" svg:x="16.1772in" svg:y="0.0213in" draw:caption-point-x="2.2579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Clasificación del Concepto de Inventario en NIIF <text:s/>tal como esta creada en World Office.Ejem: Producto , Servicio , Gasto, Activo Fijo , etc . (Campo requerido).</text:span></text:p>
            </office:annotation>
            <text:p>Clasificación Niif</text:p>
          </table:table-cell>
          <table:table-cell table:style-name="ce1" office:value-type="string" calcext:value-type="string">
            <office:annotation draw:style-name="gr17" draw:text-style-name="P2" svg:width="1.7996in" svg:height="1.6146in" svg:x="17.1772in" svg:y="0.0213in" draw:caption-point-x="2.0445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Incluya -1 si lo que esta incluyendo es un producto si es un servicio, activo fijo, contabilización automática escriba el numero 0 (cero). Campo Requerido.</text:span></text:p>
            </office:annotation>
            <text:p>Producto</text:p>
          </table:table-cell>
          <table:table-cell table:style-name="ce1" office:value-type="string" calcext:value-type="string">
            <office:annotation draw:style-name="gr18" draw:text-style-name="P2" svg:width="1.5122in" svg:height="1.2598in" svg:x="18.1772in" svg:y="0.0213in" draw:caption-point-x="2.6815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Incluya -1 si desea que el producto se pueda vender sin existencias o 0 (cero) si no lo desea. ( Campo requerido ).</text:span></text:p>
            </office:annotation>
            <text:p>Facturar sin Existen.</text:p>
          </table:table-cell>
          <table:table-cell table:style-name="ce5" office:value-type="string" calcext:value-type="string">
            <office:annotation draw:style-name="gr19" draw:text-style-name="P2" svg:width="1.463in" svg:height="1.8953in" svg:x="19.1756in" svg:y="0.0213in" draw:caption-point-x="3.2071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Incluya -1 si el producto pertenece a otro producto, Ejm. Materias Primas o 0 (cero) si no es así. Campo no requerido.</text:span></text:p>
            </office:annotation>
            <text:p>Pertenece Produc.</text:p>
          </table:table-cell>
          <table:table-cell table:style-name="ce5" office:value-type="string" calcext:value-type="string">
            <office:annotation draw:style-name="gr20" draw:text-style-name="P2" svg:width="1.2886in" svg:height="1.3957in" svg:x="20.1752in" svg:y="0.0213in" draw:caption-point-x="3.6571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Incluya -1 si es un producto en proceso o 0 (cero) si no lo es. Campo no requerido.</text:span></text:p>
            </office:annotation>
            <text:p>Producto Proceso</text:p>
          </table:table-cell>
          <table:table-cell table:style-name="ce5" office:value-type="string" calcext:value-type="string">
            <office:annotation draw:style-name="gr21" draw:text-style-name="P2" svg:width="1.4878in" svg:height="1.2181in" svg:x="21.1752in" svg:y="0.0213in" draw:caption-point-x="3.9811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Incluya -1 si el producto maneja seriales o 0 (cero) si no lo maneja. Campo no requerido.</text:span></text:p>
              <text:p text:style-name="P1"><text:span text:style-name="T2"/></text:p>
            </office:annotation>
            <text:p>Maneja Seriales</text:p>
          </table:table-cell>
          <table:table-cell table:style-name="ce5" office:value-type="string" calcext:value-type="string">
            <office:annotation draw:style-name="gr22" draw:text-style-name="P2" svg:width="1.2008in" svg:height="1.6764in" svg:x="22.174in" svg:y="0.0213in" draw:caption-point-x="5.7693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Escriba cualquier información adicional para el producto o servicio. Campo no requerido.</text:span></text:p>
            </office:annotation>
            <text:p>Observaciones</text:p>
          </table:table-cell>
          <table:table-cell table:style-name="ce5" office:value-type="string" calcext:value-type="string">
            <office:annotation draw:style-name="gr23" draw:text-style-name="P2" svg:width="1.8004in" svg:height="1.3744in" svg:x="23.1736in" svg:y="0.0213in" draw:caption-point-x="6.1941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Incluya -1 si no desea que el producto se pueda vender por debajo del costo mas la utilidad estimada o 0 (cero) si no lo desea. Campo no requerido.</text:span></text:p>
              <text:p text:style-name="P1"><text:span text:style-name="T2"/></text:p>
            </office:annotation>
            <text:p>Verificar Utilidad</text:p>
          </table:table-cell>
          <table:table-cell table:style-name="ce5" office:value-type="string" calcext:value-type="string">
            <office:annotation draw:style-name="gr24" draw:text-style-name="P2" svg:width="1.2646in" svg:height="1.9472in" svg:x="24.1736in" svg:y="0.0213in" draw:caption-point-x="6.6559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Indique el porcentaje de la utilidad estimada que desea darle al producto. Ejm. Si es 20% escriba <text:s/>0,20 , si es 30% escriba <text:s/>0,30 <text:s/>, etc .Campo no requerido.</text:span></text:p>
            </office:annotation>
            <text:p>Utilidad Estimada</text:p>
          </table:table-cell>
          <table:table-cell table:style-name="ce6" office:value-type="string" calcext:value-type="string">
            <office:annotation draw:style-name="gr25" draw:text-style-name="P2" svg:width="1.3146in" svg:height="1.8327in" svg:x="25.174in" svg:y="0.0213in" draw:caption-point-x="6.3295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Incluya el porcentaje de arancel para este producto .Ejm. Si es 20% escriba <text:s/>0,20 , si es 30% escriba <text:s/>0,30 <text:s/>, etc .Campo no requerido.</text:span></text:p>
            </office:annotation>
            <text:p>Arancel</text:p>
          </table:table-cell>
          <table:table-cell table:style-name="ce5" office:value-type="string" calcext:value-type="string">
            <office:annotation draw:style-name="gr26" draw:text-style-name="P2" svg:width="1.6902in" svg:height="1.2181in" svg:x="26.1728in" svg:y="0.0213in" draw:caption-point-x="6.5177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Escriba el valor de ImpoConsumo del producto, el valor debe ser numérico .Campo no Requerido .</text:span></text:p>
            </office:annotation>
            <text:p>Impoconsumo</text:p>
          </table:table-cell>
          <table:table-cell table:style-name="ce5" office:value-type="string" calcext:value-type="string">
            <office:annotation draw:style-name="gr27" draw:text-style-name="P2" svg:width="3.4504in" svg:height="2.8539in" svg:x="27.1717in" svg:y="0.0213in" draw:caption-point-x="7.8555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Incluya el porcentaje de Impoconsumo del item que se esta creando, si no maneja este impuesto escriba 0 (cero) . "Ejm. para 8% se incluye 0,08 , 4% se incluye 0,04 .Etc.... se debe incluir <text:s/>(comas y no puntos ) ., <text:s/>etc .Campo no Requerido.</text:span></text:p>
            </office:annotation>
            <text:p>Porcentaje de impoconsumo</text:p>
          </table:table-cell>
          <table:table-cell table:style-name="ce5" office:value-type="string" calcext:value-type="string">
            <office:annotation draw:style-name="gr28" draw:text-style-name="P2" svg:width="1.8in" svg:height="1.4476in" svg:x="28.1724in" svg:y="0.0213in" draw:caption-point-x="8.7417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Incluya -1 si el Impoconsumo es Mayor Valor del costo <text:s/>o 0 (cero) si no lo es. Campo no requerido.</text:span></text:p>
            </office:annotation>
            <text:p>ImpoConsumo al Costo</text:p>
          </table:table-cell>
          <table:table-cell table:style-name="ce5" office:value-type="string" calcext:value-type="string">
            <office:annotation draw:style-name="gr29" draw:text-style-name="P2" svg:width="1.8004in" svg:height="1.437in" svg:x="29.1713in" svg:y="0.0213in" draw:caption-point-x="9.4421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Incluya -1 si desea que el IVA descontable del producto se incluya como un mayor valor del costo o 0 (cero) si no lo desea. Campo no requerido.</text:span></text:p>
            </office:annotation>
            <text:p>Iva Mayor Vr al costo</text:p>
          </table:table-cell>
          <table:table-cell table:style-name="ce5" office:value-type="string" calcext:value-type="string">
            <office:annotation draw:style-name="gr30" draw:text-style-name="P2" svg:width="1.8004in" svg:height="1.3539in" svg:x="30.1709in" svg:y="0.0213in" draw:caption-point-x="10.5169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Incluya -1 si es un gasto que afecta al costo de un producto o 0 (cero) si no lo es. Campo no requerido.</text:span></text:p>
            </office:annotation>
            <text:p>Gasto que afecta el Costo</text:p>
          </table:table-cell>
          <table:table-cell table:style-name="ce5" office:value-type="string" calcext:value-type="string">
            <office:annotation draw:style-name="gr31" draw:text-style-name="P2" svg:width="1.9004in" svg:height="3.75in" svg:x="31.1705in" svg:y="0.0213in" draw:caption-point-x="11.2917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Incluya el nombre del Centro de costos que desea asociar al producto igual como esta creado en World Office por la ruta Panel principal - Tablas auxiliares - Documentos - Centros Costos Detalles - columna Centro de costos detalles. Campo no requerido . </text:span></text:p>
            </office:annotation>
            <text:p>Centro Costos</text:p>
          </table:table-cell>
          <table:table-cell table:style-name="ce5" office:value-type="string" calcext:value-type="string">
            <office:annotation draw:style-name="gr32" draw:text-style-name="P2" svg:width="1.8031in" svg:height="0.8228in" svg:x="32.1693in" svg:y="0.0213in" draw:caption-point-x="11.4295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Incluya el Código de Barras del producto . Campo no requerido. </text:span></text:p>
            </office:annotation>
            <text:p>Código Barras</text:p>
          </table:table-cell>
          <table:table-cell table:style-name="ce5" office:value-type="string" calcext:value-type="string">
            <office:annotation draw:style-name="gr33" draw:text-style-name="P2" svg:width="1.5906in" svg:height="1.8228in" svg:x="33.1693in" svg:y="0.0213in" draw:caption-point-x="11.5039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Incluya -1 si el producto es un producto favorito del Punto de venta por que se vende bastante o 0 (cero) si no lo es. Campo no requerido.</text:span></text:p>
            </office:annotation>
            <text:p>Favorito POS</text:p>
          </table:table-cell>
          <table:table-cell table:style-name="ce5" office:value-type="string" calcext:value-type="string">
            <office:annotation draw:style-name="gr34" draw:text-style-name="P2" svg:width="1.8024in" svg:height="1.5622in" svg:x="34.1685in" svg:y="0.0213in" draw:caption-point-x="11.5165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Incluya la ruta en donde se encuentra la imagen del producto para el punto de venta. Ejm. C:\IMAGENES POS\ImagenesPOs. Campo no requerido.</text:span></text:p>
            </office:annotation>
            <text:p>Imagen POS</text:p>
          </table:table-cell>
          <table:table-cell table:style-name="ce5" office:value-type="string" calcext:value-type="string">
            <office:annotation draw:style-name="gr35" draw:text-style-name="P2" svg:width="1.4264in" svg:height="1.5307in" svg:x="35.1693in" svg:y="0.0213in" draw:caption-point-x="11.3902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Coloque el nombre de la plantilla configurada para las impresiones .Campo no requerido</text:span></text:p>
            </office:annotation>
            <text:p>Impresora</text:p>
          </table:table-cell>
          <table:table-cell table:style-name="ce5" office:value-type="string" calcext:value-type="string">
            <office:annotation draw:style-name="gr36" draw:text-style-name="P2" svg:width="1.8004in" svg:height="1.1976in" svg:x="36.1681in" svg:y="0.0213in" draw:caption-point-x="11.7531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Incluya -1 si desea que al imprimir los documentos el producto no se imprima o 0 (cero) si no lo desea. Campo no requerido.</text:span></text:p>
            </office:annotation>
            <text:p>Ocultar Imprimir</text:p>
          </table:table-cell>
          <table:table-cell table:style-name="ce5" office:value-type="string" calcext:value-type="string">
            <office:annotation draw:style-name="gr37" draw:text-style-name="P2" svg:width="2.9256in" svg:height="0.8228in" svg:x="37.1685in" svg:y="0.0213in" draw:caption-point-x="12.452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Incluya el Código Internacional del Inventario ( Campo no requerido )</text:span></text:p>
            </office:annotation>
            <text:p>Código Internacional</text:p>
          </table:table-cell>
          <table:table-cell table:style-name="ce5" office:value-type="string" calcext:value-type="string">
            <office:annotation draw:style-name="gr38" draw:text-style-name="P2" svg:width="2.3134in" svg:height="3.0303in" svg:x="38.1677in" svg:y="0.0213in" draw:caption-point-x="12.9394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Incluya el nombre del Grupo Dos de inventarios Igual a como esta creado en World Office por la ruta Panel principal - Tablas auxiliares - Inventarios - Grupo Dos - columna Descripción. Ejm. Línea, Marca, etc .Campo no requerido. </text:span></text:p>
            </office:annotation>
            <text:p>Grupo Dos</text:p>
          </table:table-cell>
          <table:table-cell table:style-name="ce5" office:value-type="string" calcext:value-type="string">
            <office:annotation draw:style-name="gr39" draw:text-style-name="P2" svg:width="2.2638in" svg:height="2.5724in" svg:x="39.1661in" svg:y="0.0213in" draw:caption-point-x="12.878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Incluya el nombre del Grupo Tres de inventarios Igual a como esta creado en World Office por la ruta Panel principal - Tablas auxiliares - Inventarios - Grupo Tres - columna Descripción. Ejm. Línea, Marca, etc.Campo no requerido. </text:span></text:p>
            </office:annotation>
            <text:p>Grupo Tres</text:p>
          </table:table-cell>
          <table:table-cell table:style-name="ce5" office:value-type="string" calcext:value-type="string">
            <office:annotation draw:style-name="gr40" draw:text-style-name="P2" svg:width="3.0374in" svg:height="3.0728in" svg:x="40.1669in" svg:y="0.0213in" draw:caption-point-x="13.0012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Incluya el nombre del Grupo Cuatro de inventarios Igual a como esta creado en World Office por la ruta Panel principal - Tablas auxiliares - Inventarios - Grupo Cuatro - columna Descripción. Ejm. Línea, Marca, etc. Campo no requerido. </text:span></text:p>
            </office:annotation>
            <text:p>Grupo Cuatro</text:p>
          </table:table-cell>
          <table:table-cell table:style-name="ce5" office:value-type="string" calcext:value-type="string">
            <office:annotation draw:style-name="gr41" draw:text-style-name="P2" svg:width="3.7732in" svg:height="2.6244in" svg:x="41.1665in" svg:y="0.0213in" draw:caption-point-x="13.0386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Incluya el nombre del Grupo Cinco de inventarios Igual a como esta creado en World Office por la ruta Panel principal - Tablas auxiliares - Inventarios - Grupo Cinco - columna Descripción. Ejm. Línea, Marca, etc. Campo no requerido. </text:span></text:p>
            </office:annotation>
            <text:p>Grupo Cinco</text:p>
          </table:table-cell>
          <table:table-cell table:style-name="ce5" office:value-type="string" calcext:value-type="string">
            <office:annotation draw:style-name="gr42" draw:text-style-name="P2" svg:width="2.487in" svg:height="2.7181in" svg:x="42.1661in" svg:y="0.0213in" draw:caption-point-x="12.9634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Incluya el nombre del Grupo Seis de inventarios Igual a como esta creado en World Office por la ruta Panel principal - Tablas auxiliares - Inventarios - Grupo Seis - columna Descripción. Ejm. Línea, Marca, etc. Campo no requerido. </text:span></text:p>
            </office:annotation>
            <text:p>Grupo Seis</text:p>
          </table:table-cell>
          <table:table-cell table:style-name="ce5" office:value-type="string" calcext:value-type="string">
            <office:annotation draw:style-name="gr43" draw:text-style-name="P2" svg:width="2.737in" svg:height="3.2079in" svg:x="43.1654in" svg:y="0.0213in" draw:caption-point-x="12.976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Incluya el nombre del Grupo Siete de inventarios Igual a como esta creado en World Office por la ruta Panel principal - Tablas auxiliares - Inventarios - Grupo Siete - columna Descripción. Ejm. Línea, Marca, etc. Campo no requerido. </text:span></text:p>
            </office:annotation>
            <text:p>Grupo Siete</text:p>
          </table:table-cell>
          <table:table-cell table:style-name="ce5" office:value-type="string" calcext:value-type="string">
            <office:annotation draw:style-name="gr44" draw:text-style-name="P2" svg:width="2.587in" svg:height="3.6874in" svg:x="44.165in" svg:y="0.0213in" draw:caption-point-x="12.9882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Incluya el nombre del Grupo Ocho de inventarios Igual a como esta creado en World Office por la ruta Panel principal - Tablas auxiliares -Inventarios - Grupo Ocho. Ejm. Línea, Marca, etc - columna Descripción. Campo no requerido. </text:span></text:p>
            </office:annotation>
            <text:p>Grupo Ocho</text:p>
          </table:table-cell>
          <table:table-cell table:style-name="ce5" office:value-type="string" calcext:value-type="string">
            <office:annotation draw:style-name="gr45" draw:text-style-name="P2" svg:width="4.1in" svg:height="3.5098in" svg:x="45.1642in" svg:y="0.0213in" draw:caption-point-x="13.113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Incluya el nombre del Grupo Nueve de inventarios Igual a como esta creado en World Office por la ruta Panel principal - Tablas auxiliares - Inventarios - Grupo Nueve - columna Descripción. Ejm. Línea, Marca, etc. Campo no requerido. </text:span></text:p>
            </office:annotation>
            <text:p>Grupo Nueve</text:p>
          </table:table-cell>
          <table:table-cell table:style-name="ce5" office:value-type="string" calcext:value-type="string">
            <office:annotation draw:style-name="gr46" draw:text-style-name="P2" svg:width="2.9992in" svg:height="3.4787in" svg:x="46.1638in" svg:y="0.0213in" draw:caption-point-x="13.063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Incluya el nombre del Grupo Diez de inventarios Igual a como esta creado en World Office por la ruta Panel principal - Tablas auxiliares - Inventarios - Grupo Diez - columna Descripción. Ejm. Línea, Marca, etc. Campo no requerido. </text:span></text:p>
            </office:annotation>
            <text:p>Grupo Diez</text:p>
          </table:table-cell>
          <table:table-cell table:style-name="ce5" office:value-type="string" calcext:value-type="string">
            <office:annotation draw:style-name="gr47" draw:text-style-name="P2" svg:width="1.8008in" svg:height="1.3224in" svg:x="47.163in" svg:y="0.0213in" draw:caption-point-x="12.763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Coloque el precio de venta para la lista correspondiente, solo si utiliza el sistema de precios de World office llamada lista de precios. Campo no requerido.</text:span></text:p>
            </office:annotation>
            <text:p>Precio 5</text:p>
          </table:table-cell>
          <table:table-cell table:style-name="ce5" office:value-type="string" calcext:value-type="string">
            <office:annotation draw:style-name="gr48" draw:text-style-name="P2" svg:width="1.8004in" svg:height="1.3331in" svg:x="48.1622in" svg:y="0.0213in" draw:caption-point-x="12.463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Coloque el precio de venta para la lista correspondiente, solo si utiliza el sistema de precios de World office llamada lista de precios. Campo no requerido.</text:span></text:p>
            </office:annotation>
            <text:p>Precio 6</text:p>
          </table:table-cell>
          <table:table-cell table:style-name="ce5" office:value-type="string" calcext:value-type="string">
            <office:annotation draw:style-name="gr49" draw:text-style-name="P2" svg:width="1.8016in" svg:height="1.687in" svg:x="49.1614in" svg:y="0.0213in" draw:caption-point-x="12.163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Coloque el precio de venta para la lista correspondiente, solo si utiliza el sistema de precios de World office llamada lista de precios. Campo no requerido.</text:span></text:p>
            </office:annotation>
            <text:p>Precio 7</text:p>
          </table:table-cell>
          <table:table-cell table:style-name="ce5" office:value-type="string" calcext:value-type="string">
            <office:annotation draw:style-name="gr50" draw:text-style-name="P2" svg:width="1.7996in" svg:height="1.4157in" svg:x="50.1614in" svg:y="0.0213in" draw:caption-point-x="11.8626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Coloque el precio de venta para la lista correspondiente, solo si utiliza el sistema de precios de World office llamada lista de precios. Campo no requerido.</text:span></text:p>
            </office:annotation>
            <text:p>Precio 8</text:p>
          </table:table-cell>
          <table:table-cell table:style-name="ce5" office:value-type="string" calcext:value-type="string">
            <office:annotation draw:style-name="gr51" draw:text-style-name="P2" svg:width="1.8in" svg:height="1.385in" svg:x="51.1614in" svg:y="0.0213in" draw:caption-point-x="11.5618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Coloque el precio de venta para la lista correspondiente, solo si utiliza el sistema de precios de World office llamada lista de precios. Campo no requerido.</text:span></text:p>
            </office:annotation>
            <text:p>Precio 9</text:p>
          </table:table-cell>
          <table:table-cell table:style-name="ce5" office:value-type="string" calcext:value-type="string">
            <office:annotation draw:style-name="gr52" draw:text-style-name="P2" svg:width="1.8in" svg:height="1.5102in" svg:x="52.1598in" svg:y="0.0213in" draw:caption-point-x="11.35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Coloque el precio de venta para la lista correspondiente, solo si utiliza el sistema de precios de World office llamada lista de precios. Campo no requerido.</text:span></text:p>
            </office:annotation>
            <text:p>Precio 10</text:p>
          </table:table-cell>
          <table:table-cell table:style-name="ce5" office:value-type="string" calcext:value-type="string">
            <office:annotation draw:style-name="gr53" draw:text-style-name="P2" svg:width="1.7988in" svg:height="1.4583in" svg:x="53.1602in" svg:y="0.0213in" draw:caption-point-x="11.1366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Coloque el precio de venta para la lista correspondiente, solo si utiliza el sistema de precios de World office llamada lista de precios. Campo no requerido.</text:span></text:p>
            </office:annotation>
            <text:p>Precio 11</text:p>
          </table:table-cell>
          <table:table-cell table:style-name="ce5" office:value-type="string" calcext:value-type="string">
            <office:annotation draw:style-name="gr54" draw:text-style-name="P2" svg:width="1.7988in" svg:height="1.3744in" svg:x="54.1594in" svg:y="0.0213in" draw:caption-point-x="10.924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Coloque el precio de venta para la lista correspondiente, solo si utiliza el sistema de precios de World office llamada lista de precios. Campo no requerido.</text:span></text:p>
            </office:annotation>
            <text:p>Precio 12</text:p>
          </table:table-cell>
          <table:table-cell table:style-name="ce5" office:value-type="string" calcext:value-type="string">
            <office:annotation draw:style-name="gr29" draw:text-style-name="P2" svg:width="1.8004in" svg:height="1.437in" svg:x="55.1579in" svg:y="0.0213in" draw:caption-point-x="10.7126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Coloque el precio de venta para la lista correspondiente, solo si utiliza el sistema de precios de World office llamada lista de precios. Campo no requerido.</text:span></text:p>
            </office:annotation>
            <text:p>Precio 13</text:p>
          </table:table-cell>
          <table:table-cell table:style-name="ce5" office:value-type="string" calcext:value-type="string">
            <office:annotation draw:style-name="gr55" draw:text-style-name="P2" svg:width="1.7996in" svg:height="1.7709in" svg:x="56.1579in" svg:y="0.0213in" draw:caption-point-x="10.4992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Coloque el precio de venta para la lista correspondiente, solo si utiliza el sistema de precios de World office llamada lista de precios. Campo no requerido.</text:span></text:p>
            </office:annotation>
            <text:p>Precio 14</text:p>
          </table:table-cell>
          <table:table-cell table:style-name="ce5" office:value-type="string" calcext:value-type="string">
            <office:annotation draw:style-name="gr56" draw:text-style-name="P2" svg:width="1.8in" svg:height="1.5827in" svg:x="57.1571in" svg:y="0.0213in" draw:caption-point-x="10.287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Coloque el precio de venta para la lista correspondiente, solo si utiliza el sistema de precios de World office llamada lista de precios. Campo no requerido.</text:span></text:p>
            </office:annotation>
            <text:p>Precio 15</text:p>
          </table:table-cell>
          <table:table-cell table:style-name="ce5" office:value-type="string" calcext:value-type="string">
            <office:annotation draw:style-name="gr57" draw:text-style-name="P2" svg:width="1.8in" svg:height="1.302in" svg:x="58.1559in" svg:y="0.0213in" draw:caption-point-x="10.0748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Coloque el precio de venta para la lista correspondiente, solo si utiliza el sistema de precios de World office llamada lista de precios. Campo no requerido.</text:span></text:p>
            </office:annotation>
            <text:p>Precio 16</text:p>
          </table:table-cell>
          <table:table-cell table:style-name="ce5" office:value-type="string" calcext:value-type="string">
            <office:annotation draw:style-name="gr58" draw:text-style-name="P2" svg:width="1.7988in" svg:height="1.7709in" svg:x="59.1555in" svg:y="0.0213in" draw:caption-point-x="9.8622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Coloque el precio de venta para la lista correspondiente, solo si utiliza el sistema de precios de World office llamada lista de precios. Campo no requerido.</text:span></text:p>
              <text:p text:style-name="P1"><text:span text:style-name="T2"/></text:p>
            </office:annotation>
            <text:p>Precio 17</text:p>
          </table:table-cell>
          <table:table-cell table:style-name="ce5" office:value-type="string" calcext:value-type="string">
            <office:annotation draw:style-name="gr59" draw:text-style-name="P2" svg:width="1.7984in" svg:height="1.4787in" svg:x="60.1547in" svg:y="0.0213in" draw:caption-point-x="9.6496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Coloque el precio de venta para la lista correspondiente, solo si utiliza el sistema de precios de World office llamada lista de precios. Campo no requerido.</text:span></text:p>
            </office:annotation>
            <text:p>Precio 18</text:p>
          </table:table-cell>
          <table:table-cell table:style-name="ce5" office:value-type="string" calcext:value-type="string">
            <office:annotation draw:style-name="gr60" draw:text-style-name="P2" svg:width="1.7996in" svg:height="1.7079in" svg:x="61.1535in" svg:y="0.0213in" draw:caption-point-x="9.4378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Coloque el precio de venta para la lista correspondiente, solo si utiliza el sistema de precios de World office llamada lista de precios. Campo no requerido.</text:span></text:p>
            </office:annotation>
            <text:p>Precio 19</text:p>
          </table:table-cell>
          <table:table-cell table:style-name="ce5" office:value-type="string" calcext:value-type="string">
            <office:annotation draw:style-name="gr61" draw:text-style-name="P2" svg:width="1.7992in" svg:height="1.437in" svg:x="62.1528in" svg:y="0.0213in" draw:caption-point-x="9.2252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Coloque el precio de venta para la lista correspondiente, solo si utiliza el sistema de precios de World office llamada lista de precios. Campo no requerido.</text:span></text:p>
              <text:p text:style-name="P1"><text:span text:style-name="T2"/></text:p>
            </office:annotation>
            <text:p>Precio 20</text:p>
          </table:table-cell>
          <table:table-cell table:style-name="ce5" office:value-type="string" calcext:value-type="string">
            <office:annotation draw:style-name="gr62" draw:text-style-name="P2" svg:width="1.7988in" svg:height="1.6665in" svg:x="63.152in" svg:y="0.0213in" draw:caption-point-x="9.013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Coloque el precio de venta para la lista correspondiente, solo si utiliza el sistema de precios de World office llamada lista de precios. Campo no requerido.</text:span></text:p>
              <text:p text:style-name="P1"><text:span text:style-name="T2"/></text:p>
            </office:annotation>
            <text:p>Precio 21</text:p>
          </table:table-cell>
          <table:table-cell table:style-name="ce5" office:value-type="string" calcext:value-type="string">
            <office:annotation draw:style-name="gr63" draw:text-style-name="P2" svg:width="1.7996in" svg:height="1.4787in" svg:x="64.1508in" svg:y="0.0213in" draw:caption-point-x="8.8008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Coloque el precio de venta para la lista correspondiente, solo si utiliza el sistema de precios de World office llamada lista de precios. Campo no requerido.</text:span></text:p>
            </office:annotation>
            <text:p>Precio 22</text:p>
          </table:table-cell>
          <table:table-cell table:style-name="ce5" office:value-type="string" calcext:value-type="string">
            <office:annotation draw:style-name="gr64" draw:text-style-name="P2" svg:width="1.7996in" svg:height="1.6453in" svg:x="65.1496in" svg:y="0.0213in" draw:caption-point-x="8.589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Coloque el precio de venta para la lista correspondiente, solo si utiliza el sistema de precios de World office llamada lista de precios. Campo no requerido.</text:span></text:p>
            </office:annotation>
            <text:p>Precio 23</text:p>
          </table:table-cell>
          <table:table-cell table:style-name="ce5" office:value-type="string" calcext:value-type="string">
            <office:annotation draw:style-name="gr65" draw:text-style-name="P2" svg:width="1.7988in" svg:height="1.6346in" svg:x="66.1492in" svg:y="0.0213in" draw:caption-point-x="8.376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Coloque el precio de venta para la lista correspondiente, solo si utiliza el sistema de precios de World office llamada lista de precios. Campo no requerido.</text:span></text:p>
            </office:annotation>
            <text:p>Precio 24</text:p>
          </table:table-cell>
          <table:table-cell table:style-name="ce5" office:value-type="string" calcext:value-type="string">
            <office:annotation draw:style-name="gr66" draw:text-style-name="P2" svg:width="1.7984in" svg:height="1.6976in" svg:x="67.1484in" svg:y="0.0213in" draw:caption-point-x="8.1638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Coloque el precio de venta para la lista correspondiente, solo si utiliza el sistema de precios de World office llamada lista de precios. Campo no requerido.</text:span></text:p>
            </office:annotation>
            <text:p>Precio 25</text:p>
          </table:table-cell>
          <table:table-cell table:style-name="ce5" office:value-type="string" calcext:value-type="string">
            <office:annotation draw:style-name="gr67" draw:text-style-name="P2" svg:width="1.7992in" svg:height="1.5413in" svg:x="68.1472in" svg:y="0.0213in" draw:caption-point-x="7.9516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Coloque el precio de venta para la lista correspondiente, solo si utiliza el sistema de precios de World office llamada lista de precios. Campo no requerido.</text:span></text:p>
            </office:annotation>
            <text:p>Precio 26</text:p>
          </table:table-cell>
          <table:table-cell table:style-name="ce5" office:value-type="string" calcext:value-type="string">
            <office:annotation draw:style-name="gr68" draw:text-style-name="P2" svg:width="1.7988in" svg:height="1.6039in" svg:x="69.1469in" svg:y="0.0213in" draw:caption-point-x="7.739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Coloque el precio de venta para la lista correspondiente, solo si utiliza el sistema de precios de World office llamada lista de precios. Campo no requerido.</text:span></text:p>
            </office:annotation>
            <text:p>Precio 27</text:p>
          </table:table-cell>
          <table:table-cell table:style-name="ce5" office:value-type="string" calcext:value-type="string">
            <office:annotation draw:style-name="gr69" draw:text-style-name="P2" svg:width="1.7988in" svg:height="1.8327in" svg:x="70.1457in" svg:y="0.0213in" draw:caption-point-x="7.5268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Coloque el precio de venta para la lista correspondiente, solo si utiliza el sistema de precios de World office llamada lista de precios. Campo no requerido.</text:span></text:p>
            </office:annotation>
            <text:p>Precio 28</text:p>
          </table:table-cell>
          <table:table-cell table:style-name="ce5" office:value-type="string" calcext:value-type="string">
            <office:annotation draw:style-name="gr60" draw:text-style-name="P2" svg:width="1.7996in" svg:height="1.7079in" svg:x="71.1445in" svg:y="0.0213in" draw:caption-point-x="7.315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Coloque el precio de venta para la lista correspondiente, solo si utiliza el sistema de precios de World office llamada lista de precios. Campo no requerido.</text:span></text:p>
            </office:annotation>
            <text:p>Precio 29</text:p>
          </table:table-cell>
          <table:table-cell table:style-name="ce5" office:value-type="string" calcext:value-type="string">
            <office:annotation draw:style-name="gr64" draw:text-style-name="P2" svg:width="1.7996in" svg:height="1.6453in" svg:x="72.1433in" svg:y="0.0213in" draw:caption-point-x="7.1028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Coloque el precio de venta para la lista correspondiente, solo si utiliza el sistema de precios de World office llamada lista de precios. Campo no requerido.</text:span></text:p>
            </office:annotation>
            <text:p>Precio 30</text:p>
          </table:table-cell>
          <table:table-cell table:style-name="ce5" office:value-type="string" calcext:value-type="string">
            <office:annotation draw:style-name="gr70" draw:text-style-name="P2" svg:width="1.7988in" svg:height="0.9374in" svg:x="73.1429in" svg:y="0.0213in" draw:caption-point-x="7.4024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Incluya cualquier tipo de información adicional para el producto o servicio. Campo no requerido.</text:span></text:p>
            </office:annotation>
            <text:p>Personalizado 1</text:p>
          </table:table-cell>
          <table:table-cell table:style-name="ce5" office:value-type="string" calcext:value-type="string">
            <office:annotation draw:style-name="gr71" draw:text-style-name="P2" svg:width="1.7996in" svg:height="1.2394in" svg:x="74.1417in" svg:y="0.0213in" draw:caption-point-x="7.3634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Incluya cualquier tipo de información adicional para el producto o servicio. Campo no requerido.</text:span></text:p>
              <text:p text:style-name="P1"><text:span text:style-name="T2"/></text:p>
            </office:annotation>
            <text:p>Personalizado 2</text:p>
          </table:table-cell>
          <table:table-cell table:style-name="ce5" office:value-type="string" calcext:value-type="string">
            <office:annotation draw:style-name="gr72" draw:text-style-name="P2" svg:width="1.7992in" svg:height="1.6244in" svg:x="75.1409in" svg:y="0.0213in" draw:caption-point-x="7.324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Incluya cualquier tipo de información adicional para el producto o servicio. Campo no requerido.</text:span></text:p>
            </office:annotation>
            <text:p>Personalizado 3</text:p>
          </table:table-cell>
          <table:table-cell table:style-name="ce5" office:value-type="string" calcext:value-type="string">
            <office:annotation draw:style-name="gr73" draw:text-style-name="P2" svg:width="1.7984in" svg:height="1.3433in" svg:x="76.1406in" svg:y="0.0213in" draw:caption-point-x="7.2839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Incluya cualquier tipo de información adicional para el producto o servicio. Campo no requerido.</text:span></text:p>
              <text:p text:style-name="P1"><text:span text:style-name="T2"/></text:p>
            </office:annotation>
            <text:p>Personalizado 4</text:p>
          </table:table-cell>
          <table:table-cell table:style-name="ce5" office:value-type="string" calcext:value-type="string">
            <office:annotation draw:style-name="gr74" draw:text-style-name="P2" svg:width="1.7996in" svg:height="1.3331in" svg:x="77.1394in" svg:y="0.0213in" draw:caption-point-x="7.2449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Incluya cualquier tipo de información adicional para el producto o servicio. Campo no requerido.</text:span></text:p>
            </office:annotation>
            <text:p>Personalizado 5</text:p>
          </table:table-cell>
          <table:table-cell table:style-name="ce5" office:value-type="string" calcext:value-type="string">
            <office:annotation draw:style-name="gr75" draw:text-style-name="P2" svg:width="1.8008in" svg:height="1.572in" svg:x="78.1382in" svg:y="0.0213in" draw:caption-point-x="7.2059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Incluya cualquier tipo de información adicional para el producto o servicio. Campo no requerido.</text:span></text:p>
            </office:annotation>
            <text:p>Personalizado 6</text:p>
          </table:table-cell>
          <table:table-cell table:style-name="ce5" office:value-type="string" calcext:value-type="string">
            <office:annotation draw:style-name="gr76" draw:text-style-name="P2" svg:width="1.7846in" svg:height="0.8228in" svg:x="79.1378in" svg:y="0.0213in" draw:caption-point-x="7.1657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Incluya cualquier tipo de información adicional para el producto o servicio. Campo no requerido.</text:span></text:p>
              <text:p text:style-name="P1"><text:span text:style-name="T2"/></text:p>
            </office:annotation>
            <text:p>Personalizado 7</text:p>
          </table:table-cell>
          <table:table-cell table:style-name="ce5" office:value-type="string" calcext:value-type="string">
            <office:annotation draw:style-name="gr77" draw:text-style-name="P2" svg:width="1.7449in" svg:height="1.0205in" svg:x="80.137in" svg:y="0.0213in" draw:caption-point-x="7.1264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Incluya cualquier tipo de información adicional para el producto o servicio. Campo no requerido.</text:span></text:p>
              <text:p text:style-name="P1"><text:span text:style-name="T2"/></text:p>
            </office:annotation>
            <text:p>Personalizado 8</text:p>
          </table:table-cell>
          <table:table-cell table:style-name="ce5" office:value-type="string" calcext:value-type="string">
            <office:annotation draw:style-name="gr78" draw:text-style-name="P2" svg:width="1.7283in" svg:height="0.8228in" svg:x="81.1134in" svg:y="0.0213in" draw:caption-point-x="7.1098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Incluya cualquier tipo de información adicional para el producto o servicio. Campo no requerido.</text:span></text:p>
              <text:p text:style-name="P1"><text:span text:style-name="T2"/></text:p>
            </office:annotation>
            <text:p>Personalizado 9</text:p>
          </table:table-cell>
          <table:table-cell table:style-name="ce5" office:value-type="string" calcext:value-type="string">
            <office:annotation draw:style-name="gr78" draw:text-style-name="P2" svg:width="1.7283in" svg:height="0.8228in" svg:x="82.0732in" svg:y="0.0213in" draw:caption-point-x="7.1094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Incluya cualquier tipo de información adicional para el producto o servicio. Campo no requerido.</text:span></text:p>
              <text:p text:style-name="P1"><text:span text:style-name="T2"/></text:p>
            </office:annotation>
            <text:p>Personalizado 10</text:p>
          </table:table-cell>
          <table:table-cell table:style-name="ce5" office:value-type="string" calcext:value-type="string">
            <office:annotation draw:style-name="gr79" draw:text-style-name="P2" svg:width="1.728in" svg:height="0.8228in" svg:x="83.0331in" svg:y="0.0213in" draw:caption-point-x="7.1094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Incluya cualquier tipo de información adicional para el producto o servicio. Campo no requerido.</text:span></text:p>
              <text:p text:style-name="P1"><text:span text:style-name="T2"/></text:p>
            </office:annotation>
            <text:p>Personalizado 11</text:p>
          </table:table-cell>
          <table:table-cell table:style-name="ce5" office:value-type="string" calcext:value-type="string">
            <office:annotation draw:style-name="gr78" draw:text-style-name="P2" svg:width="1.7283in" svg:height="0.8228in" svg:x="83.9925in" svg:y="0.0213in" draw:caption-point-x="7.1098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Incluya cualquier tipo de información adicional para el producto o servicio. Campo no requerido.</text:span></text:p>
              <text:p text:style-name="P1"><text:span text:style-name="T2"/></text:p>
            </office:annotation>
            <text:p>Personalizado 12</text:p>
          </table:table-cell>
          <table:table-cell table:style-name="ce5" office:value-type="string" calcext:value-type="string">
            <office:annotation draw:style-name="gr78" draw:text-style-name="P2" svg:width="1.7283in" svg:height="0.8228in" svg:x="84.9524in" svg:y="0.0213in" draw:caption-point-x="7.1098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Incluya cualquier tipo de información adicional para el producto o servicio. Campo no requerido.</text:span></text:p>
              <text:p text:style-name="P1"><text:span text:style-name="T2"/></text:p>
            </office:annotation>
            <text:p>Personalizado 13</text:p>
          </table:table-cell>
          <table:table-cell table:style-name="ce5" office:value-type="string" calcext:value-type="string">
            <office:annotation draw:style-name="gr80" draw:text-style-name="P2" svg:width="1.7283in" svg:height="1.1661in" svg:x="85.9122in" svg:y="0.0213in" draw:caption-point-x="7.1094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Incluya cualquier tipo de información adicional para el producto o servicio. Campo no requerido.</text:span></text:p>
              <text:p text:style-name="P1"><text:span text:style-name="T2"/></text:p>
            </office:annotation>
            <text:p>Personalizado 14</text:p>
          </table:table-cell>
          <table:table-cell table:style-name="ce5" office:value-type="string" calcext:value-type="string">
            <office:annotation draw:style-name="gr81" draw:text-style-name="P2" svg:width="1.728in" svg:height="1.6244in" svg:x="86.872in" svg:y="0.0213in" draw:caption-point-x="7.1094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Incluya cualquier tipo de información adicional para el producto o servicio. Campo no requerido.</text:span></text:p>
              <text:p text:style-name="P1"><text:span text:style-name="T2"/></text:p>
              <text:p text:style-name="P1"><text:span text:style-name="T2"/></text:p>
            </office:annotation>
            <text:p>Personalizado 15</text:p>
          </table:table-cell>
          <table:table-cell table:style-name="ce7" office:value-type="string" calcext:value-type="string">
            <office:annotation draw:style-name="gr82" draw:text-style-name="P2" svg:width="1.7283in" svg:height="1.9791in" svg:x="95.5772in" svg:y="0.0213in" draw:caption-point-x="-0.1839in" draw:caption-point-y="-0.0173in">
              <dc:creator>Unknown Author</dc:creator>
              <dc:date>2025-09-30T20:35:00</dc:date>
              <text:p text:style-name="P1"><text:span text:style-name="T1">World Office:</text:span></text:p>
              <text:p text:style-name="P1"><text:span text:style-name="T2">Incluya el código del centro de costos que desea se afecte con cada movimiento tal como esta creado en la base de datos . Campo no requerido.</text:span></text:p>
            </office:annotation>
            <text:p>Código Centro Costos</text:p>
          </table:table-cell>
          <table:table-cell table:number-columns-repeated="16296"/>
        </table:table-row>
        <table:table-row table:style-name="ro1">
          <table:table-cell table:style-name="ce2" office:value-type="string" calcext:value-type="string">
            <text:p>LAC1245666</text:p>
          </table:table-cell>
          <table:table-cell table:style-name="ce2" office:value-type="string" calcext:value-type="string">
            <text:p>LECHE DESLACTOSADA X 6 UNID.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Und.</text:p>
          </table:table-cell>
          <table:table-cell table:style-name="ce2" office:value-type="float" office:value="15000" calcext:value-type="float">
            <text:p>15000</text:p>
          </table:table-cell>
          <table:table-cell table:style-name="ce2" office:value-type="float" office:value="16000" calcext:value-type="float">
            <text:p>16000</text:p>
          </table:table-cell>
          <table:table-cell table:style-name="ce2" office:value-type="float" office:value="17000" calcext:value-type="float">
            <text:p>17000</text:p>
          </table:table-cell>
          <table:table-cell table:style-name="ce2" office:value-type="float" office:value="18000" calcext:value-type="float">
            <text:p>18000</text:p>
          </table:table-cell>
          <table:table-cell table:style-name="ce4" office:value-type="string" calcext:value-type="string">
            <text:p>LACTEO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Exento</text:p>
          </table:table-cell>
          <table:table-cell table:number-columns-repeated="2" table:style-name="ce4" office:value-type="string" calcext:value-type="string">
            <text:p>Servici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ONSERVAR EN UN LUGAR FRESCO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.5" calcext:value-type="float">
            <text:p>0.5</text:p>
          </table:table-cell>
          <table:table-cell table:style-name="ce4"/>
          <table:table-cell table:number-columns-repeated="5" table:style-name="ce4" office:value-type="float" office:value="0" calcext:value-type="float">
            <text:p>0</text:p>
          </table:table-cell>
          <table:table-cell table:style-name="ce4" table:number-columns-repeated="7"/>
          <table:table-cell table:style-name="ce4" office:value-type="string" calcext:value-type="string">
            <text:p>LECHES</text:p>
          </table:table-cell>
          <table:table-cell table:style-name="ce4" table:number-columns-repeated="8"/>
          <table:table-cell table:number-columns-repeated="26" table:style-name="ce4" office:value-type="float" office:value="0" calcext:value-type="float">
            <text:p>0</text:p>
          </table:table-cell>
          <table:table-cell table:style-name="ce4" table:number-columns-repeated="16312"/>
        </table:table-row>
        <table:table-row table:style-name="ro1">
          <table:table-cell table:style-name="ce2" office:value-type="string" calcext:value-type="string">
            <text:p>SERTRAN</text:p>
          </table:table-cell>
          <table:table-cell table:style-name="ce2" office:value-type="string" calcext:value-type="string">
            <text:p>SERVICIO DE TRANSPORTE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Und.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ERVICIOS</text:p>
          </table:table-cell>
          <table:table-cell table:style-name="ce2" office:value-type="float" office:value="0.19" calcext:value-type="float">
            <text:p>0.19</text:p>
          </table:table-cell>
          <table:table-cell table:style-name="ce4" office:value-type="string" calcext:value-type="string">
            <text:p>Gravado</text:p>
          </table:table-cell>
          <table:table-cell table:number-columns-repeated="2" table:style-name="ce4" office:value-type="string" calcext:value-type="string">
            <text:p>Servici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/>
          <table:table-cell table:number-columns-repeated="2" table:style-name="ce4" office:value-type="float" office:value="0" calcext:value-type="float">
            <text:p>0</text:p>
          </table:table-cell>
          <table:table-cell table:style-name="ce4"/>
          <table:table-cell table:number-columns-repeated="5" table:style-name="ce4" office:value-type="float" office:value="0" calcext:value-type="float">
            <text:p>0</text:p>
          </table:table-cell>
          <table:table-cell table:style-name="ce4" table:number-columns-repeated="16"/>
          <table:table-cell table:number-columns-repeated="26" table:style-name="ce4" office:value-type="float" office:value="0" calcext:value-type="float">
            <text:p>0</text:p>
          </table:table-cell>
          <table:table-cell table:style-name="ce4" table:number-columns-repeated="16312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text>$ </number:text>
      <number:number number:decimal-places="0" number:min-decimal-places="0" number:min-integer-digits="1" number:grouping="true"/>
    </number:number-style>
    <number:number-style style:name="N129">
      <number:text>-$ 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text>$ </number:text>
      <number:number number:decimal-places="0" number:min-decimal-places="0" number:min-integer-digits="1" number:grouping="true"/>
    </number:number-style>
    <number:number-style style:name="N130">
      <style:text-properties fo:color="#ff0000"/>
      <number:text>-$ 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text>$ </number:text>
      <number:number number:decimal-places="2" number:min-decimal-places="2" number:min-integer-digits="1" number:grouping="true"/>
    </number:number-style>
    <number:number-style style:name="N131">
      <number:text>-$ 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P0" style:volatile="true">
      <number:text>$ 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 loext:blank-width-char="-1">-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-"> $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1" style:volatile="true">
      <number:text>-$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2" style:volatile="true">
      <number:text loext:blank-width-char="-"> $ </number:text>
      <number:fill-character> </number:fill-character>
      <number:text loext:blank-width-char="-1">-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 loext:blank-width-char="-"> 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6P1" style:volatile="true">
      <number:text>-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6P2" style:volatile="true">
      <number:text loext:blank-width-char="-"> 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1P0" style:volatile="true">
      <number:text>$ 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$ 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 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$ 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 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$ 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 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$ 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 loext:blank-width-char="("> 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5P1" style:volatile="true">
      <number:text loext:blank-width-char="("> 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 loext:blank-width-char="("> $ </number:text>
      <number:fill-character> </number:fill-character>
      <number:text loext:blank-width-char=")1">- </number:text>
    </number:number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 loext:blank-width-char=")1">-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 loext:blank-width-char="("> 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7P1" style:volatile="true">
      <number:text loext:blank-width-char="("> 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 loext:blank-width-char="("> 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ventarios-Servicios" style:display-name="PageStyle_Inventarios-Servici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30T20:35:19.983136303</meta:creation-date>
    <dc:creator>IT WORLDOFFICE</dc:creator>
    <dc:date>2025-09-23T09:21:41</dc:date>
    <meta:document-statistic meta:table-count="1" meta:cell-count="198" meta:object-count="0"/>
    <meta:generator>LibreOffice/24.2.7.2$Linux_X86_64 LibreOffice_project/420$Build-2</meta:generator>
  </office:meta>
</office:document-meta>
</file>